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ttributes.CommonAttributes( String location , boolean loadEnabled , boolean saveEnabled , Boolean leniency , Map nsDeclarations , AbstractFactory jx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onAttributes.isLoadEnabled( String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ttributes.CommonAttributes( String location , String direction , String leniency , Map nsDeclarations , AbstractFactory jx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Attributes.isSaveEnabled( String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ttributes.decideLeniency( String leni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uilderBase.mergeCommonAttributes( CommonAttributes existing , CommonAttributes extr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XPathBindingBuilderBase.getCommonAttributes( Element bindingEl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